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 svg:font-family="arial,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202124" style:font-name="Arial" fo:font-size="12pt" fo:letter-spacing="normal" fo:language="de" fo:country="DE" fo:font-style="normal" fo:font-weight="normal" style:font-size-asian="12pt" style:font-size-complex="12pt"/>
    </style:style>
    <style:style style:name="P2"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3"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4"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style:font-name="Arial" fo:font-size="12pt" fo:letter-spacing="normal" fo:font-style="normal" fo:font-weight="normal" style:font-size-asian="12pt" style:font-size-complex="12pt"/>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Arial" fo:font-size="12pt" style:font-size-asian="12pt" style:font-size-complex="12pt"/>
    </style:style>
    <style:style style:name="P7" style:family="paragraph" style:parent-style-name="Standard">
      <style:text-properties style:font-name="Arial" fo:font-size="12pt" style:font-size-asian="12pt" style:font-size-complex="12pt"/>
    </style:style>
    <style:style style:name="T1" style:family="text">
      <style:text-properties fo:font-variant="normal" fo:text-transform="none" fo:color="#202124"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tw-target-text"/>Wie wir erfahren haben, kann die Kenntnis bewährter Vorgehensweisen zur Fehlerbehebung bei der Lösung von Netzwerkproblemen hilfreich sein. In diesem Modul lernen Sie die geeigneten Methoden und Prozesse zur Fehlerbehebung kennen. Hier sind einige der wichtigsten Methoden.</text:p>
      <text:p text:style-name="P7"/>
      <text:p text:style-name="P7"/>
      <text:p text:style-name="P6">Collecting information<text:line-break/><text:span text:style-name="T1">Sammeln von Informationen: Um Netzwerke effektiv zu verwalten, müssen Sie zunächst alle relevanten Daten sammeln, um zu verstehen, wie Sie Netzwerkverkehrsprobleme angehen können.</text:span></text:p>
      <text:p text:style-name="P5"/>
      <text:p text:style-name="P6"><text:span text:style-name="T1">Cutomize logs</text:span> </text:p>
      <text:p text:style-name="P1"><text:bookmark text:name="tw-target-text1"/>Passen Sie Protokolle an: Stellen Sie sicher, dass Sie über Aufzeichnungen der relevanten Netzwerk- oder Sicherheitsereignisse verfügen, die Sie bei der Fehlerbehebung unterstützen. Jedes Protokoll sollte das relevante Datum, die Uhrzeit und Quellinformationen (z. B. IP- und MAC-Adressen) enthalten.</text:p>
      <text:p text:style-name="P1"/>
      <text:p text:style-name="P1">Access control</text:p>
      <text:p text:style-name="P1"><text:bookmark text:name="tw-target-text2"/>Zugriffskontrolle: Die Gewährleistung der richtigen Zugriffskontrollen auf Netzwerkressourcen ist für die Verwaltung eines Netzwerks von entscheidender Bedeutung. Die Aufrechterhaltung der richtigen Berechtigungen für verschiedene Abteilungen oder Mitarbeiter ist wichtig, um unerwünschte Änderungen zu verhindern, die das Netzwerk gefährden können.</text:p>
      <text:p text:style-name="P1"/>
      <text:p text:style-name="P1"/>
      <text:p text:style-name="P1">Monitoring tools</text:p>
      <text:p text:style-name="P1"><text:bookmark text:name="tw-target-text3"/>berwachungstools: Die Fehlerbehebung kann zwar manuell durchgeführt werden, dies kann jedoch zeitaufwändig sein. Daher können Überwachungstools hilfreich sein. Beim Einsatz von Überwachungstools müssen Sie sicherstellen, dass Sie die relevanten Netzwerkinformationen bestmöglich erfassen.</text:p>
      <text:p text:style-name="P1"/>
      <text:p text:style-name="P1"><text:bookmark text:name="tw-target-text4"/>Da Netzwerke in den sieben Schichten des OSI-Modells strukturiert sind, ist es sinnvoll, dass Cyberangriffe auf jeder Schicht stattfinden können. Daher muss unser Cybersicherheitsplan mögliche Bedrohungen auf allen Ebenen bewältigen.</text:p>
      <text:p text:style-name="P4"/>
      <text:p text:style-name="P3">Phishing kann beispielsweise in der Präsentationsschicht auftreten. Phishing-Angriffe nutzen E-Mails, um gefälschte Nachrichten zu übermitteln, die scheinbar von einer vertrauenswürdigen Quelle stammen. Der Zweck besteht darin, Daten zu stehlen oder Schadsoftware auf dem Computer des Opfers zu installieren. Phishing ist eine beliebte Angriffsart und jeder sollte wissen, wie er sich dagegen wehren kann.</text:p>
      <text:p text:style-name="P4"/>
      <text:p text:style-name="P3"><text:soft-page-break/>Insbesondere Cybersicherheitsanalysten müssen verstehen, wie das OSI-Modell funktioniert, um alle Angriffe auf allen Ebenen zu verstehen, wie der Angreifer sie ausnutzen könnte und wie sie blockiert werden können.</text:p>
      <text:p text:style-name="P3"><text:bookmark text:name="tw-target-text5"/>Bei der Übertragung von Netzwerkverkehr lässt sich die richtige Bandbreite im 802.1-Standard leicht anpassen, da hierfür keine wesentlichen physischen Änderungen im Netzwerk erforderlich sind. Die Bandbreite eines Mediums ist die maximale Datenrate, die das Medium in einem bestimmten Zeitraum übertragen kann. Wenn ein bestimmtes Kabel beispielsweise bis zu 10 Megabyte pro Sekunde übertragen kann, beträgt seine Bandbreite 10 Mbit/s (Megabyte pro Sekunde).</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 svg:font-family="arial, sans-serif"/>
    <style:font-face style:name="inherit" svg:font-family="inheri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M28S</meta:editing-duration>
    <meta:editing-cycles>4</meta:editing-cycles>
    <meta:generator>OpenOffice/4.1.14$Win32 OpenOffice.org_project/4114m1$Build-9811</meta:generator>
    <dc:date>2023-11-09T14:17:10.25</dc:date>
    <dc:creator>kaos sevdalisi</dc:creator>
    <meta:document-statistic meta:table-count="0" meta:image-count="0" meta:object-count="0" meta:page-count="2" meta:paragraph-count="12" meta:word-count="351" meta:character-count="2765"/>
    <meta:user-defined meta:name="Info 1"/>
    <meta:user-defined meta:name="Info 2"/>
    <meta:user-defined meta:name="Info 3"/>
    <meta:user-defined meta:name="Info 4"/>
  </office:meta>
</office:document-meta>
</file>